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9cm"/>
    </style:style>
    <style:style style:name="co2" style:family="table-column">
      <style:table-column-properties fo:break-before="auto" style:column-width="5.911cm"/>
    </style:style>
    <style:style style:name="co3" style:family="table-column">
      <style:table-column-properties fo:break-before="auto" style:column-width="1.00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>
            <text:p>Training Function name</text:p>
          </table:table-cell>
          <table:table-cell office:value-type="string">
            <text:p>Average fMeasure(1) across 10 fold</text:p>
          </table:table-cell>
          <table:table-cell table:number-columns-repeated="1022"/>
        </table:table-row>
        <table:table-row table:style-name="ro2">
          <table:table-cell office:value-type="string">
            <text:p>trainbr</text:p>
          </table:table-cell>
          <table:table-cell office:value-type="float" office:value="0.9279">
            <text:p>0.9279</text:p>
          </table:table-cell>
          <table:table-cell office:value-type="string">
            <text:p>slow</text:p>
          </table:table-cell>
          <table:table-cell table:number-columns-repeated="1021"/>
        </table:table-row>
        <table:table-row table:style-name="ro2">
          <table:table-cell office:value-type="string">
            <text:p>trainc</text:p>
          </table:table-cell>
          <table:table-cell office:value-type="float" office:value="0.6049">
            <text:p>0.6049</text:p>
          </table:table-cell>
          <table:table-cell table:number-columns-repeated="1022"/>
        </table:table-row>
        <table:table-row table:style-name="ro2">
          <table:table-cell office:value-type="string">
            <text:p>traincgb</text:p>
          </table:table-cell>
          <table:table-cell office:value-type="float" office:value="0.7464">
            <text:p>0.7464</text:p>
          </table:table-cell>
          <table:table-cell table:number-columns-repeated="1022"/>
        </table:table-row>
        <table:table-row table:style-name="ro2">
          <table:table-cell office:value-type="string">
            <text:p>traincgf</text:p>
          </table:table-cell>
          <table:table-cell office:value-type="float" office:value="0.3755">
            <text:p>0.3755</text:p>
          </table:table-cell>
          <table:table-cell table:number-columns-repeated="1022"/>
        </table:table-row>
        <table:table-row table:style-name="ro2">
          <table:table-cell office:value-type="string">
            <text:p>traincgp</text:p>
          </table:table-cell>
          <table:table-cell office:value-type="float" office:value="0.7143">
            <text:p>0.7143</text:p>
          </table:table-cell>
          <table:table-cell table:number-columns-repeated="1022"/>
        </table:table-row>
        <table:table-row table:style-name="ro2">
          <table:table-cell office:value-type="string">
            <text:p>traingd</text:p>
          </table:table-cell>
          <table:table-cell office:value-type="float" office:value="0.5669">
            <text:p>0.5669</text:p>
          </table:table-cell>
          <table:table-cell table:number-columns-repeated="1022"/>
        </table:table-row>
        <table:table-row table:style-name="ro2">
          <table:table-cell office:value-type="string">
            <text:p>traingda</text:p>
          </table:table-cell>
          <table:table-cell office:value-type="float" office:value="0.5391">
            <text:p>0.5391</text:p>
          </table:table-cell>
          <table:table-cell office:value-type="string">
            <text:p>fast</text:p>
          </table:table-cell>
          <table:table-cell table:number-columns-repeated="1021"/>
        </table:table-row>
        <table:table-row table:style-name="ro2">
          <table:table-cell office:value-type="string">
            <text:p>traingdm</text:p>
          </table:table-cell>
          <table:table-cell office:value-type="float" office:value="0.4529">
            <text:p>0.4529</text:p>
          </table:table-cell>
          <table:table-cell office:value-type="string">
            <text:p>fast</text:p>
          </table:table-cell>
          <table:table-cell table:number-columns-repeated="1021"/>
        </table:table-row>
        <table:table-row table:style-name="ro2">
          <table:table-cell office:value-type="string">
            <text:p>traingdx</text:p>
          </table:table-cell>
          <table:table-cell office:value-type="float" office:value="0.7516">
            <text:p>0.7516</text:p>
          </table:table-cell>
          <table:table-cell office:value-type="string">
            <text:p>fast</text:p>
          </table:table-cell>
          <table:table-cell table:number-columns-repeated="1021"/>
        </table:table-row>
        <table:table-row table:style-name="ro2">
          <table:table-cell office:value-type="string">
            <text:p>trainlm</text:p>
          </table:table-cell>
          <table:table-cell office:value-type="float" office:value="0.7179">
            <text:p>0.7179</text:p>
          </table:table-cell>
          <table:table-cell office:value-type="string">
            <text:p>slow</text:p>
          </table:table-cell>
          <table:table-cell table:number-columns-repeated="1021"/>
        </table:table-row>
        <table:table-row table:style-name="ro2">
          <table:table-cell office:value-type="string">
            <text:p>trainoss</text:p>
          </table:table-cell>
          <table:table-cell office:value-type="float" office:value="0.7954">
            <text:p>0.7954</text:p>
          </table:table-cell>
          <table:table-cell table:number-columns-repeated="1022"/>
        </table:table-row>
        <table:table-row table:style-name="ro2">
          <table:table-cell office:value-type="string">
            <text:p>trainr</text:p>
          </table:table-cell>
          <table:table-cell office:value-type="float" office:value="0.6654">
            <text:p>0.6654</text:p>
          </table:table-cell>
          <table:table-cell office:value-type="string">
            <text:p>slow</text:p>
          </table:table-cell>
          <table:table-cell table:number-columns-repeated="1021"/>
        </table:table-row>
        <table:table-row table:style-name="ro2">
          <table:table-cell office:value-type="string">
            <text:p>trainrp</text:p>
          </table:table-cell>
          <table:table-cell office:value-type="float" office:value="0.8404">
            <text:p>0.8404</text:p>
          </table:table-cell>
          <table:table-cell office:value-type="string">
            <text:p>fast</text:p>
          </table:table-cell>
          <table:table-cell table:number-columns-repeated="1021"/>
        </table:table-row>
        <table:table-row table:style-name="ro2">
          <table:table-cell office:value-type="string">
            <text:p>trainscg</text:p>
          </table:table-cell>
          <table:table-cell office:value-type="float" office:value="0.7252">
            <text:p>0.7252</text:p>
          </table:table-cell>
          <table:table-cell office:value-type="string">
            <text:p>fast</text:p>
          </table:table-cell>
          <table:table-cell table:number-columns-repeated="1021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5" number:min-integer-digits="1"/>
    </number:number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8">28/02/2010</text:date>, <text:time>22:4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Pavlovsky</meta:initial-creator>
    <meta:creation-date>2010-02-28T22:11:20</meta:creation-date>
    <dc:date>2010-02-28T22:46:57</dc:date>
    <dc:creator>Martin Pavlovsky</dc:creator>
    <meta:editing-duration>PT00H20M27S</meta:editing-duration>
    <meta:editing-cycles>4</meta:editing-cycles>
    <meta:generator>OpenOffice.org/3.2$Unix OpenOffice.org_project/320m12$Build-9483</meta:generator>
    <meta:document-statistic meta:table-count="3" meta:cell-count="38" meta:object-count="0"/>
  </office:meta>
</office:document-meta>
</file>